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83ca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ccff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224cm" svg:height="1.27cm" svg:x="1.489cm" svg:y="1.762cm">
          <draw:text-box>
            <text:p><text:span text:style-name="T1">handleMessage</text:span> im HSR-Switch</text:p>
          </draw:text-box>
        </draw:frame>
        <draw:custom-shape draw:style-name="gr2" draw:text-style-name="P1" xml:id="id1" draw:id="id1" draw:layer="layout" svg:width="3.683cm" svg:height="1.016cm" svg:x="10.095cm" svg:y="3.783cm">
          <text:p text:style-name="P1"><text:span text:style-name="T2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4.445cm" svg:height="1.524cm" svg:x="9.714cm" svg:y="6.323cm">
          <text:p text:style-name="P2"><text:span text:style-name="T1">handleMessage()</text:span></text:p>
          <text:p text:style-name="P2"><text:span text:style-name="T1"/></text:p>
          <text:p text:style-name="P2">Ankunft eines Frame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936cm" svg:y1="4.799cm" svg:x2="11.936cm" svg:y2="6.323cm" draw:start-shape="id1" draw:end-shape="id2" svg:d="M11936 4799v1524" svg:viewBox="0 0 1 1525">
          <text:p/>
        </draw:connector>
        <draw:custom-shape draw:style-name="gr5" draw:text-style-name="P2" xml:id="id4" draw:id="id4" draw:layer="layout" svg:width="4.445cm" svg:height="1.905cm" svg:x="0.951cm" svg:y="8.69cm">
          <text:p text:style-name="P2"><text:span text:style-name="T1">receiveFromRing()</text:span></text:p>
          <text:p text:style-name="P2"/>
          <text:p text:style-name="P2">enqueue( GateCpuOut )</text:p>
          <text:p text:style-name="P2">Queue: [ prio ]_R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826cm" svg:height="1.651cm" svg:x="9.523cm" svg:y="8.863cm">
          <text:p text:style-name="P1"><text:span text:style-name="T1">Zielort des Fram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1.936cm" svg:y1="7.847cm" svg:x2="11.936cm" svg:y2="8.863cm" draw:start-shape="id2" draw:start-glue-point="2" draw:end-shape="id3" svg:d="M11936 7847v1016" svg:viewBox="0 0 1 1017">
          <text:p/>
        </draw:connector>
        <draw:connector draw:style-name="gr6" draw:text-style-name="P2" draw:layer="layout" draw:type="line" svg:x1="9.523cm" svg:y1="9.689cm" svg:x2="5.396cm" svg:y2="9.642cm" draw:start-shape="id3" draw:start-glue-point="5" draw:end-shape="id4" draw:end-glue-point="1" svg:d="M9523 9689l-4127-47" svg:viewBox="0 0 4128 48">
          <text:p text:style-name="P3"><text:span text:style-name="T2">HSR-Switch (ich)</text:span></text:p>
          <text:p text:style-name="P3"><text:span text:style-name="T3"/></text:p>
        </draw:connector>
        <draw:custom-shape draw:style-name="gr7" draw:text-style-name="P2" xml:id="id5" draw:id="id5" draw:layer="layout" svg:width="4.445cm" svg:height="2.667cm" svg:x="15.202cm" svg:y="11.022cm">
          <text:p text:style-name="P2"><text:span text:style-name="T1">sendToRing()</text:span></text:p>
          <text:p text:style-name="P2"/>
          <text:p text:style-name="P2">enqueue( GateAOut )</text:p>
          <text:p text:style-name="P2">Queue: [ prio ]_INTERNAL</text:p>
          <text:p text:style-name="P2">enqueue( GateBOut )</text:p>
          <text:p text:style-name="P2">Queue: [ prio ]_INTERNAL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4.349cm" svg:y1="9.689cm" svg:x2="17.424cm" svg:y2="11.022cm" draw:start-shape="id3" draw:start-glue-point="7" draw:end-shape="id5" draw:end-glue-point="0" svg:d="M14349 9689h3075v1333" svg:viewBox="0 0 3076 1334">
          <text:p text:style-name="P3"><text:span text:style-name="T2">Neues Frame von CPU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6" draw:text-style-name="P1" draw:layer="layout" draw:type="line" svg:x1="11.936cm" svg:y1="10.514cm" svg:x2="11.936cm" svg:y2="14.197cm" draw:start-shape="id3" draw:start-glue-point="6" draw:end-shape="id6" draw:end-glue-point="4" svg:d="M11936 10514v3683" svg:viewBox="0 0 1 3684">
          <text:p text:style-name="P4"><text:span text:style-name="T2">Weiterleiten im Ring</text:span></text:p>
        </draw:connector>
        <draw:custom-shape draw:style-name="gr3" draw:text-style-name="P1" xml:id="id6" draw:id="id6" draw:layer="layout" svg:width="4.826cm" svg:height="1.651cm" svg:x="9.523cm" svg:y="14.197cm">
          <text:p text:style-name="P1"><text:span text:style-name="T1">Arrival Ga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936cm" svg:y1="15.848cm" svg:x2="11.936cm" svg:y2="18.642cm" draw:start-shape="id6" draw:start-glue-point="6" draw:end-shape="id7" svg:d="M11936 15848v2794" svg:viewBox="0 0 1 2795">
          <text:p text:style-name="P3"><text:span text:style-name="T2">A</text:span><text:span text:style-name="T3"> <text:s text:c="6"/></text:span></text:p>
        </draw:connector>
        <draw:connector draw:style-name="gr6" draw:text-style-name="P2" draw:layer="layout" svg:x1="14.349cm" svg:y1="15.023cm" svg:x2="17.461cm" svg:y2="18.577cm" draw:start-shape="id6" draw:start-glue-point="7" draw:end-shape="id8" draw:end-glue-point="0" svg:d="M14349 15023h3112v3554" svg:viewBox="0 0 3113 3555">
          <text:p text:style-name="P3"><text:span text:style-name="T2">B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ustom-shape draw:style-name="gr8" draw:text-style-name="P2" xml:id="id7" draw:id="id7" draw:layer="layout" svg:width="3.81cm" svg:height="1.905cm" svg:x="10.031cm" svg:y="18.642cm">
          <text:p text:style-name="P2"><text:span text:style-name="T1">forwardInRing()</text:span></text:p>
          <text:p text:style-name="P2"/>
          <text:p text:style-name="P2">enqueue( GateBOut )</text:p>
          <text:p text:style-name="P2">Queue: [ prio ]_RING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81cm" svg:height="1.916cm" svg:x="15.556cm" svg:y="18.577cm">
          <text:p text:style-name="P2"><text:span text:style-name="T1">forwardInRing()</text:span></text:p>
          <text:p text:style-name="P2"/>
          <text:p text:style-name="P2">enqueue( GateAOut )</text:p>
          <text:p text:style-name="P2">Queue: [ prio ]_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683cm" svg:height="1.016cm" svg:x="10.095cm" svg:y="24.357cm">
          <text:p text:style-name="P1"><text:span text:style-name="T2">E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3.173cm" svg:y1="10.595cm" svg:x2="10.095cm" svg:y2="24.865cm" draw:start-shape="id4" draw:start-glue-point="2" draw:end-shape="id9" draw:end-glue-point="3" svg:d="M3173 10595v14270h6922" svg:viewBox="0 0 6923 14271">
          <text:p text:style-name="P3"><text:span text:style-name="T2"/></text:p>
        </draw:connector>
        <draw:connector draw:style-name="gr6" draw:text-style-name="P2" draw:layer="layout" draw:type="line" svg:x1="11.936cm" svg:y1="20.547cm" svg:x2="11.936cm" svg:y2="24.357cm" draw:start-shape="id7" draw:start-glue-point="2" draw:end-shape="id9" svg:d="M11936 20547v3810" svg:viewBox="0 0 1 3811">
          <text:p text:style-name="P3"><text:span text:style-name="T3"/></text:p>
        </draw:connector>
        <draw:connector draw:style-name="gr6" draw:text-style-name="P2" draw:layer="layout" svg:x1="17.461cm" svg:y1="20.493cm" svg:x2="13.778cm" svg:y2="24.865cm" draw:start-shape="id8" draw:start-glue-point="2" draw:end-shape="id9" draw:end-glue-point="1" svg:d="M17461 20493v4372h-3683" svg:viewBox="0 0 3684 4373">
          <text:p/>
        </draw:connector>
        <draw:connector draw:style-name="gr4" draw:text-style-name="P3" draw:layer="layout" draw:line-skew="-0.273cm" svg:x1="19.647cm" svg:y1="12.355cm" svg:x2="13.778cm" svg:y2="24.865cm" draw:start-shape="id5" draw:start-glue-point="1" draw:end-shape="id9" draw:end-glue-point="1" svg:d="M19647 12355h227v12510h-6096" svg:viewBox="0 0 6097 12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4:24:01.332875867</meta:creation-date>
    <dc:date>2014-11-05T15:53:18.758137596</dc:date>
    <meta:editing-duration>PT58M42S</meta:editing-duration>
    <meta:editing-cycles>7</meta:editing-cycles>
    <meta:generator>LibreOffice/4.2.7.2$Linux_X86_64 LibreOffice_project/420m0$Build-2</meta:generator>
    <meta:document-statistic meta:object-count="21"/>
  </office:meta>
</office:document-meta>
</file>